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  <style:text-properties fo:color="#4c4c4c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normal" style:font-name-complex="Ubunt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4c4c4c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normal" style:font-name-complex="Ubunt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8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Rm</text:p>
          </table:table-cell>
          <table:table-cell table:style-name="ce1" office:value-type="string" calcext:value-type="string">
            <text:p>er_v</text:p>
          </table:table-cell>
          <table:table-cell table:style-name="ce1" office:value-type="string" calcext:value-type="string">
            <text:p>er_A</text:p>
          </table:table-cell>
          <table:table-cell table:style-name="ce1" office:value-type="string" calcext:value-type="string">
            <text:p>er_T</text:p>
          </table:table-cell>
          <table:table-cell table:style-name="ce1" office:value-type="string" calcext:value-type="string">
            <text:p>ea_T</text:p>
          </table:table-cell>
          <table:table-cell/>
          <table:table-cell table:style-name="ce2" office:value-type="string" calcext:value-type="string">
            <text:p>ea_T(stat)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38" calcext:value-type="float">
            <text:p>0,38</text:p>
          </table:table-cell>
          <table:table-cell table:formula="of:=[.A2]/[.B2]" office:value-type="float" office:value="200" calcext:value-type="float">
            <text:p>200</text:p>
          </table:table-cell>
          <table:table-cell table:formula="of:=[.$B$8]/[.A2]" office:value-type="float" office:value="0.0157894736842105" calcext:value-type="float">
            <text:p>0,015789473684211</text:p>
          </table:table-cell>
          <table:table-cell table:formula="of:=[.$B$9]/[.B2]" office:value-type="float" office:value="0.00631578947368421" calcext:value-type="float">
            <text:p>0,006315789473684</text:p>
          </table:table-cell>
          <table:table-cell table:formula="of:=[.D2]+[.E2]" office:value-type="float" office:value="0.0221052631578947" calcext:value-type="float">
            <text:p>0,022105263157895</text:p>
          </table:table-cell>
          <table:table-cell table:formula="of:=[.F2]*[.C2]" office:value-type="float" office:value="4.42105263157895" calcext:value-type="float">
            <text:p>4,42105263157895</text:p>
          </table:table-cell>
          <table:table-cell/>
          <table:table-cell table:style-name="ce3" table:formula="of:=[.D2]/[.B2]+[.A2]*[.E2]/[.B2]^2" office:value-type="float" office:value="3.36565096952909" calcext:value-type="float">
            <text:p>3,36565096952909</text:p>
          </table:table-cell>
          <table:table-cell/>
          <table:table-cell table:formula="of:=[.I2]/[.C2]" office:value-type="float" office:value="0.0168282548476454" calcext:value-type="float">
            <text:p>0,01682825484764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52" calcext:value-type="float">
            <text:p>0,52</text:p>
          </table:table-cell>
          <table:table-cell table:formula="of:=[.A3]/[.B3]" office:value-type="float" office:value="203.846153846154" calcext:value-type="float">
            <text:p>203,846153846154</text:p>
          </table:table-cell>
          <table:table-cell table:formula="of:=[.$B$8]/[.A3]" office:value-type="float" office:value="0.0113207547169811" calcext:value-type="float">
            <text:p>0,011320754716981</text:p>
          </table:table-cell>
          <table:table-cell table:formula="of:=[.$B$9]/[.B3]" office:value-type="float" office:value="0.00461538461538462" calcext:value-type="float">
            <text:p>0,004615384615385</text:p>
          </table:table-cell>
          <table:table-cell table:formula="of:=[.D3]+[.E3]" office:value-type="float" office:value="0.0159361393323657" calcext:value-type="float">
            <text:p>0,015936139332366</text:p>
          </table:table-cell>
          <table:table-cell table:formula="of:=[.F3]*[.C3]" office:value-type="float" office:value="3.24852071005917" calcext:value-type="float">
            <text:p>3,24852071005917</text:p>
          </table:table-cell>
          <table:table-cell/>
          <table:table-cell table:style-name="ce4" table:formula="of:=[.D3]/[.B3]+[.A3]*[.E3]/[.B3]^2" office:value-type="float" office:value="1.83105607131509" calcext:value-type="float">
            <text:p>1,83105607131509</text:p>
          </table:table-cell>
          <table:table-cell/>
          <table:table-cell table:formula="of:=[.I3]/[.C3]" office:value-type="float" office:value="0.00898253921777212" calcext:value-type="float">
            <text:p>0,00898253921777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61" calcext:value-type="float">
            <text:p>0,61</text:p>
          </table:table-cell>
          <table:table-cell table:formula="of:=[.A4]/[.B4]" office:value-type="float" office:value="200" calcext:value-type="float">
            <text:p>200</text:p>
          </table:table-cell>
          <table:table-cell table:formula="of:=[.$B$8]/[.A4]" office:value-type="float" office:value="0.00983606557377049" calcext:value-type="float">
            <text:p>0,00983606557377</text:p>
          </table:table-cell>
          <table:table-cell table:formula="of:=[.$B$9]/[.B4]" office:value-type="float" office:value="0.0039344262295082" calcext:value-type="float">
            <text:p>0,003934426229508</text:p>
          </table:table-cell>
          <table:table-cell table:formula="of:=[.D4]+[.E4]" office:value-type="float" office:value="0.0137704918032787" calcext:value-type="float">
            <text:p>0,013770491803279</text:p>
          </table:table-cell>
          <table:table-cell table:formula="of:=[.F4]*[.C4]" office:value-type="float" office:value="2.75409836065574" calcext:value-type="float">
            <text:p>2,75409836065574</text:p>
          </table:table-cell>
          <table:table-cell/>
          <table:table-cell table:style-name="ce4" table:formula="of:=[.D4]/[.B4]+[.A4]*[.E4]/[.B4]^2" office:value-type="float" office:value="1.30610051061543" calcext:value-type="float">
            <text:p>1,30610051061543</text:p>
          </table:table-cell>
          <table:table-cell/>
          <table:table-cell table:formula="of:=[.I4]/[.C4]" office:value-type="float" office:value="0.00653050255307713" calcext:value-type="float">
            <text:p>0,00653050255307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75" calcext:value-type="float">
            <text:p>0,75</text:p>
          </table:table-cell>
          <table:table-cell table:formula="of:=[.A5]/[.B5]" office:value-type="float" office:value="200" calcext:value-type="float">
            <text:p>200</text:p>
          </table:table-cell>
          <table:table-cell table:formula="of:=[.$B$8]/[.A5]" office:value-type="float" office:value="0.008" calcext:value-type="float">
            <text:p>0,008</text:p>
          </table:table-cell>
          <table:table-cell table:formula="of:=[.$B$9]/[.B5]" office:value-type="float" office:value="0.0032" calcext:value-type="float">
            <text:p>0,0032</text:p>
          </table:table-cell>
          <table:table-cell table:formula="of:=[.D5]+[.E5]" office:value-type="float" office:value="0.0112" calcext:value-type="float">
            <text:p>0,0112</text:p>
          </table:table-cell>
          <table:table-cell table:formula="of:=[.F5]*[.C5]" office:value-type="float" office:value="2.24" calcext:value-type="float">
            <text:p>2,24</text:p>
          </table:table-cell>
          <table:table-cell/>
          <table:table-cell table:style-name="ce4" table:formula="of:=[.D5]/[.B5]+[.A5]*[.E5]/[.B5]^2" office:value-type="float" office:value="0.864" calcext:value-type="float">
            <text:p>0,864</text:p>
          </table:table-cell>
          <table:table-cell/>
          <table:table-cell table:formula="of:=[.I5]/[.C5]" office:value-type="float" office:value="0.00432" calcext:value-type="float">
            <text:p>0,0043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78" calcext:value-type="float">
            <text:p>0,78</text:p>
          </table:table-cell>
          <table:table-cell table:formula="of:=[.A6]/[.B6]" office:value-type="float" office:value="200" calcext:value-type="float">
            <text:p>200</text:p>
          </table:table-cell>
          <table:table-cell table:formula="of:=[.$B$8]/[.A6]" office:value-type="float" office:value="0.00769230769230769" calcext:value-type="float">
            <text:p>0,007692307692308</text:p>
          </table:table-cell>
          <table:table-cell table:formula="of:=[.$B$9]/[.B6]" office:value-type="float" office:value="0.00307692307692308" calcext:value-type="float">
            <text:p>0,003076923076923</text:p>
          </table:table-cell>
          <table:table-cell table:formula="of:=[.D6]+[.E6]" office:value-type="float" office:value="0.0107692307692308" calcext:value-type="float">
            <text:p>0,010769230769231</text:p>
          </table:table-cell>
          <table:table-cell table:formula="of:=[.F6]*[.C6]" office:value-type="float" office:value="2.15384615384615" calcext:value-type="float">
            <text:p>2,15384615384615</text:p>
          </table:table-cell>
          <table:table-cell/>
          <table:table-cell table:style-name="ce4" table:formula="of:=[.D6]/[.B6]+[.A6]*[.E6]/[.B6]^2" office:value-type="float" office:value="0.798816568047337" calcext:value-type="float">
            <text:p>0,798816568047337</text:p>
          </table:table-cell>
          <table:table-cell/>
          <table:table-cell table:formula="of:=[.I6]/[.C6]" office:value-type="float" office:value="0.00399408284023669" calcext:value-type="float">
            <text:p>0,00399408284023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e_v</text:p>
          </table:table-cell>
          <table:table-cell office:value-type="float" office:value="1.2" calcext:value-type="float">
            <text:p>1,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_A</text:p>
          </table:table-cell>
          <table:table-cell office:value-type="float" office:value="0.0024" calcext:value-type="float">
            <text:p>0,00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n_v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n_A</text:p>
          </table:table-cell>
          <table:table-cell office:value-type="float" office:value="1.2" calcext:value-type="float">
            <text:p>1,2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e_a(medio)</text:p>
          </table:table-cell>
          <table:table-cell table:formula="of:=AVERAGE([.I2:.I6])" office:value-type="float" office:value="1.63312482390139" calcext:value-type="float">
            <text:p>1,63312482390139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formula="of:=AVERAGE([.G2:.G6])" office:value-type="float" office:value="2.963503571228" calcext:value-type="float">
            <text:p>2,963503571228</text:p>
          </table:table-cell>
          <table:table-cell table:number-columns-repeated="9"/>
        </table:table-row>
        <table:table-row table:style-name="ro1" table:number-rows-repeated="1048560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2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2T15:47:47.527913731</meta:creation-date>
    <dc:date>2020-01-02T16:31:36.918455622</dc:date>
    <meta:editing-duration>PT12M17S</meta:editing-duration>
    <meta:editing-cycles>3</meta:editing-cycles>
    <meta:generator>LibreOffice/6.0.7.3$Linux_X86_64 LibreOffice_project/00m0$Build-3</meta:generator>
    <meta:document-statistic meta:table-count="1" meta:cell-count="64" meta:object-count="0"/>
  </office:meta>
</office:document-meta>
</file>